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3bafe2"/>
    </style:style>
    <style:style style:name="gr2" style:family="graphic" style:parent-style-name="standard">
      <style:graphic-properties draw:stroke="none" svg:stroke-width="0cm" draw:fill-color="#add6e7"/>
    </style:style>
    <style:style style:name="gr3" style:family="graphic" style:parent-style-name="standard">
      <style:graphic-properties draw:stroke="none" svg:stroke-width="0cm" draw:fill-color="#076086"/>
    </style:style>
    <style:style style:name="gr4" style:family="graphic" style:parent-style-name="standard">
      <style:graphic-properties draw:stroke="none" svg:stroke-width="0cm" draw:fill-color="#1c97cd"/>
    </style:style>
  </office:automatic-styles>
  <office:body>
    <office:drawing>
      <draw:page draw:name="page1" draw:style-name="dp1" draw:master-page-name="Default">
        <draw:g>
          <draw:glue-point draw:id="4" svg:x="4.883cm" svg:y="-5cm"/>
          <draw:glue-point draw:id="5" svg:x="-5cm" svg:y="5cm"/>
          <draw:glue-point draw:id="6" svg:x="3.583cm" svg:y="5cm"/>
          <draw:glue-point draw:id="7" svg:x="-0.709cm" svg:y="5cm"/>
          <draw:glue-point draw:id="8" svg:x="-5cm" svg:y="-3.183cm"/>
          <draw:glue-point draw:id="9" svg:x="-5cm" svg:y="0.908cm"/>
          <draw:glue-point draw:id="10" svg:x="5cm" svg:y="3.568cm"/>
          <draw:glue-point draw:id="11" svg:x="5cm" svg:y="-0.716cm"/>
          <draw:glue-point draw:id="12" svg:x="0.345cm" svg:y="1.322cm"/>
          <draw:polygon draw:style-name="gr1" draw:layer="layout" svg:width="2.085cm" svg:height="0.635cm" svg:x="0.011cm" svg:y="0.096cm" svg:viewBox="0 0 2086 636" draw:points="537,0 0,278 121,351 239,415 354,469 466,515 574,553 679,583 781,605 879,621 974,632 1065,636 1153,634 1237,628 1317,617 1393,603 1467,585 1535,564 1600,541 1661,516 1719,489 1772,461 1821,433 1866,405 1907,377 1944,350 1977,325 2006,301 2030,279 2050,261 2065,246 2076,234 2083,227 2086,224 2012,265 1939,299 1867,328 1795,350 1723,367 1653,379 1583,386 1514,388 1447,386 1380,381 1315,372 1252,360 1191,345 1131,329 1074,310 1018,289 965,266 914,243 866,219 820,195 778,170 738,147 702,123 669,101 639,80 612,61 590,43 571,28 556,16 545,7 539,2">
            <text:p/>
          </draw:polygon>
          <draw:polygon draw:style-name="gr2" draw:layer="layout" svg:width="0.552cm" svg:height="0.297cm" svg:x="0cm" svg:y="0.087cm" svg:viewBox="0 0 553 298" draw:points="4,296 15,297 553,17 543,0 5,278 4,296 5,278 4,279 3,280 3,280 2,281 1,282 0,283 0,284 0,285 0,285 0,286 0,287 0,288 0,289 0,290 0,291 1,292 1,293 2,293 3,294 3,295 4,296 4,296 6,297 7,297 7,298 8,298 9,298 11,298 11,298 13,298 14,297 15,297">
            <text:p/>
          </draw:polygon>
          <draw:polygon draw:style-name="gr2" draw:layer="layout" svg:width="2.102cm" svg:height="0.432cm" svg:x="0.005cm" svg:y="0.311cm" svg:viewBox="0 0 2103 433" draw:points="2097,19 2084,3 2082,5 2075,12 2070,17 2064,24 2057,31 2049,39 2039,48 2029,57 2018,68 2005,78 1992,90 1977,102 1969,108 1962,114 1953,121 1945,127 1935,134 1927,141 1917,148 1908,154 1898,161 1888,168 1877,175 1867,182 1856,189 1845,196 1834,203 1822,210 1810,217 1798,224 1786,231 1773,238 1761,245 1747,252 1734,259 1720,266 1707,273 1693,279 1678,286 1664,292 1649,299 1634,305 1618,311 1603,318 1587,323 1571,329 1555,335 1539,340 1522,346 1504,351 1488,356 1470,361 1452,366 1434,371 1416,375 1398,379 1379,383 1360,387 1341,390 1322,393 1302,396 1282,399 1262,402 1242,404 1222,406 1201,408 1190,408 1180,409 1169,409 1158,410 1148,411 1137,411 1126,411 1116,411 1105,411 1094,411 1083,411 1072,411 1060,411 1049,411 1038,411 1027,410 1016,410 1004,409 993,408 981,408 970,407 958,406 946,404 935,403 923,402 911,401 899,399 887,398 875,396 863,394 851,392 838,391 826,388 814,387 802,384 789,382 777,379 765,377 752,374 739,371 727,368 714,366 701,362 689,359 675,356 663,352 650,349 637,345 623,342 610,337 597,334 584,329 570,325 557,321 543,316 530,311 517,307 503,302 490,297 476,292 462,286 448,281 435,275 421,270 407,264 393,258 379,252 365,245 350,240 336,233 322,226 308,220 294,213 279,206 265,199 250,191 235,184 221,176 206,168 191,161 177,153 162,145 147,136 132,127 117,119 102,110 87,102 72,93 56,83 42,74 26,64 11,54 0,72 15,81 31,91 46,101 61,110 76,119 92,128 107,137 122,146 137,154 152,163 167,171 182,179 197,187 211,195 226,202 241,210 255,217 270,224 285,231 299,238 313,245 327,252 342,258 356,265 370,271 385,277 399,283 413,289 427,294 441,300 455,306 468,311 483,316 496,321 510,326 523,331 537,335 551,340 564,345 578,349 591,353 604,357 618,361 631,365 644,369 657,372 670,375 683,379 696,382 709,385 722,388 735,391 747,394 760,397 773,400 786,402 798,404 811,407 823,409 835,411 847,413 860,415 872,417 884,418 897,420 908,421 921,423 932,424 945,425 956,426 968,427 980,428 991,429 1003,429 1015,430 1026,431 1038,431 1049,431 1060,432 1072,432 1083,433 1094,433 1105,432 1116,432 1127,432 1138,431 1149,431 1160,431 1170,430 1181,429 1192,429 1203,428 1224,427 1244,424 1265,422 1285,420 1306,417 1325,414 1345,411 1364,407 1383,403 1402,399 1421,395 1439,391 1458,386 1475,381 1493,376 1511,371 1528,366 1545,360 1561,355 1578,349 1594,343 1610,337 1626,330 1642,324 1657,318 1672,311 1687,305 1701,298 1715,291 1730,284 1744,278 1757,270 1770,264 1783,256 1796,249 1808,242 1821,235 1833,228 1845,221 1856,214 1867,207 1878,199 1889,192 1900,185 1909,178 1919,171 1929,164 1938,158 1948,151 1957,144 1966,137 1974,131 1982,125 1990,118 2005,106 2019,94 2031,83 2043,73 2054,63 2063,54 2071,45 2079,38 2085,32 2090,27 2097,19 2100,16 2087,1 2100,16 2100,16 2101,15 2102,14 2102,12 2102,12 2103,11 2103,10 2102,8 2102,7 2102,7 2102,6 2101,5 2100,4 2100,3 2099,3 2099,2 2098,1 2097,1 2096,0 2095,0 2095,0 2094,0 2093,0 2091,0 2090,0 2090,0 2089,0 2088,0 2087,0 2086,1 2085,2 2084,3">
            <text:p/>
          </draw:polygon>
          <draw:polygon draw:style-name="gr2" draw:layer="layout" svg:width="1.564cm" svg:height="0.409cm" svg:x="0.537cm" svg:y="0.086cm" svg:viewBox="0 0 1565 410" draw:points="15,19 3,18 6,20 12,25 23,35 38,47 47,54 57,62 68,71 80,80 93,89 106,99 121,109 136,120 153,131 170,142 188,154 207,166 226,178 246,190 257,196 267,202 278,208 289,215 300,221 312,227 323,233 335,239 346,245 359,251 372,257 383,263 396,269 409,275 422,281 435,287 447,292 461,298 474,303 488,309 502,314 516,320 529,325 544,330 558,335 572,340 587,345 602,349 616,354 631,358 646,362 662,366 677,370 693,374 708,378 724,381 739,385 755,388 771,391 787,393 804,396 820,398 837,400 853,402 869,404 886,405 903,406 920,408 937,408 954,409 971,410 988,410 1005,409 1022,408 1040,408 1057,407 1075,405 1092,404 1110,402 1128,400 1146,397 1163,394 1181,391 1199,388 1208,386 1217,384 1226,382 1235,380 1244,378 1253,376 1262,373 1271,371 1280,368 1289,366 1298,363 1307,360 1316,357 1326,354 1335,351 1344,348 1353,345 1362,341 1371,338 1380,335 1390,331 1399,328 1408,324 1417,320 1426,316 1436,312 1445,308 1454,303 1463,299 1472,294 1482,290 1491,285 1500,280 1509,275 1519,271 1528,265 1537,260 1546,255 1555,249 1565,244 1554,226 1545,232 1536,237 1527,242 1518,248 1508,252 1500,257 1490,262 1481,267 1472,271 1463,276 1455,280 1445,284 1436,289 1427,293 1418,297 1409,301 1400,304 1391,308 1382,312 1373,316 1364,319 1355,322 1346,325 1337,329 1328,332 1319,335 1310,338 1301,340 1292,343 1283,346 1275,348 1266,351 1257,353 1248,356 1239,358 1230,360 1221,362 1213,364 1204,366 1195,368 1178,371 1160,374 1142,377 1125,379 1108,382 1090,383 1073,385 1056,386 1039,387 1021,388 1005,389 988,389 971,389 954,388 937,388 921,387 904,386 888,385 871,383 855,382 839,380 823,378 807,375 791,373 775,370 759,367 744,364 728,361 713,357 697,354 682,350 667,346 652,343 637,338 622,334 608,329 593,325 579,320 565,316 551,310 537,305 523,300 509,295 496,290 482,284 469,279 455,273 443,268 430,262 417,256 405,251 393,244 380,239 368,233 356,227 345,221 333,215 321,209 310,203 299,197 288,191 277,185 267,178 257,172 237,160 217,149 199,137 181,125 164,114 148,103 133,92 118,82 105,72 92,63 80,54 69,46 60,38 51,31 36,19 26,10 19,4 17,3 5,1 17,3 16,2 15,1 14,0 13,0 12,0 11,0 10,0 9,0 8,0 7,0 6,0 6,1 5,1 4,2 3,3 3,3 2,4 1,5 1,5 0,6 0,7 0,8 0,9 0,10 0,11 0,12 0,13 0,14 1,15 2,16 2,17 3,18">
            <text:p/>
          </draw:polygon>
          <draw:polygon draw:style-name="gr3" draw:layer="layout" svg:width="0.346cm" svg:height="1.98cm" svg:x="2.087cm" svg:y="0.01cm" svg:viewBox="0 0 347 1981" draw:points="347,0 338,16 329,32 317,48 306,64 295,80 282,95 269,110 255,124 241,138 227,153 213,165 198,178 184,191 169,203 154,215 140,226 126,237 112,246 99,256 86,265 74,273 62,281 51,288 41,294 24,305 11,313 3,318 0,319 0,1981 347,1696">
            <text:p/>
          </draw:polygon>
          <draw:polygon draw:style-name="gr2" draw:layer="layout" svg:width="0.366cm" svg:height="0.335cm" svg:x="2.077cm" svg:y="0.005cm" svg:viewBox="0 0 367 336" draw:points="20,325 15,334 18,332 27,327 40,319 57,308 67,302 78,295 90,287 103,279 115,270 129,260 142,250 157,240 171,229 186,216 193,211 200,204 208,198 215,192 223,185 230,179 237,172 244,165 252,158 259,151 266,144 273,136 280,129 287,122 293,114 300,107 307,99 313,91 319,83 325,75 331,67 337,59 342,51 347,42 353,34 358,26 362,17 367,9 348,0 344,8 339,16 335,24 330,32 325,40 320,47 315,55 309,63 302,70 297,78 291,86 284,93 278,101 272,108 265,115 258,122 251,130 244,136 237,143 230,150 223,157 216,163 209,169 202,176 194,182 187,188 180,195 173,201 158,212 144,223 130,233 117,244 103,253 90,262 79,270 67,278 56,285 47,291 29,302 16,310 8,314 5,316 0,325 5,316 4,316 3,317 2,318 2,319 1,319 0,320 0,322 0,322 0,323 0,324 0,325 0,327 0,327 0,328 0,329 1,330 2,331 2,331 3,332 3,333 4,333 5,334 6,335 6,335 7,335 9,335 10,336 11,335 12,335 13,335 14,335 15,334">
            <text:p/>
          </draw:polygon>
          <draw:polygon draw:style-name="gr2" draw:layer="layout" svg:width="0.02cm" svg:height="1.67cm" svg:x="2.077cm" svg:y="0.33cm" svg:viewBox="0 0 21 1671" draw:points="17,1668 21,1660 21,0 0,0 0,1660 17,1668 0,1660 0,1662 0,1663 0,1663 0,1664 1,1666 1,1667 2,1667 3,1667 4,1669 4,1669 5,1669 6,1670 7,1670 8,1671 9,1671 10,1671 11,1671 12,1671 13,1670 14,1670 15,1669 16,1669 16,1669 18,1667 18,1667 19,1667 19,1666 19,1664 20,1663 21,1663 21,1662 21,1660">
            <text:p/>
          </draw:polygon>
          <draw:polygon draw:style-name="gr2" draw:layer="layout" svg:width="0.363cm" svg:height="0.303cm" svg:x="2.08cm" svg:y="1.695cm" svg:viewBox="0 0 364 304" draw:points="364,10 346,2 0,287 13,304 360,18 364,10 360,18 360,17 361,16 362,15 363,14 363,14 363,12 364,12 364,11 364,10 364,9 363,7 363,7 363,6 362,5 361,4 361,3 360,3 360,2 359,2 358,1 357,1 356,0 356,0 354,0 353,0 352,0 352,0 350,0 349,0 349,1 347,1 346,2">
            <text:p/>
          </draw:polygon>
          <draw:polygon draw:style-name="gr2" draw:layer="layout" svg:width="0.021cm" svg:height="1.705cm" svg:x="2.423cm" svg:y="0cm" svg:viewBox="0 0 22 1706" draw:points="1,5 0,10 0,1706 22,1706 22,10 1,5 22,10 22,8 21,7 21,6 21,5 20,4 19,3 18,3 18,2 17,1 16,1 15,0 14,0 13,0 13,0 11,0 10,0 10,0 8,0 7,0 6,0 6,0 4,1 4,1 3,2 2,3 1,3 1,4 1,5 0,6 0,7 0,8 0,10">
            <text:p/>
          </draw:polygon>
          <draw:polygon draw:style-name="gr4" draw:layer="layout" svg:width="2.076cm" svg:height="1.66cm" svg:x="0.011cm" svg:y="0.33cm" svg:viewBox="0 0 2077 1661" draw:points="2077,0 2075,2 2068,9 2057,20 2041,35 2022,54 1998,75 1970,98 1937,124 1900,150 1860,178 1815,206 1766,234 1713,261 1656,287 1596,312 1531,335 1463,355 1390,373 1314,387 1234,397 1150,403 1064,403 973,399 878,389 780,373 679,350 574,319 466,282 354,236 239,181 121,117 0,44 0,1661 2077,1661">
            <text:p/>
          </draw:polygon>
          <draw:polygon draw:style-name="gr2" draw:layer="layout" svg:width="2.095cm" svg:height="0.422cm" svg:x="0cm" svg:y="0.323cm" svg:viewBox="0 0 2096 423" draw:points="20,51 4,60 20,69 35,79 51,89 66,98 81,107 96,116 112,125 127,134 142,142 156,151 172,159 186,167 201,175 216,183 230,190 245,198 260,205 274,212 289,219 304,227 318,233 332,240 346,247 361,253 375,259 389,265 403,271 417,277 431,283 445,289 459,294 473,299 487,305 500,309 514,314 528,319 541,324 555,329 568,333 581,338 595,342 608,346 621,350 635,354 648,357 661,361 674,365 687,368 700,371 713,374 726,378 739,380 751,383 764,386 777,389 789,391 802,394 814,396 826,398 839,400 851,402 863,404 876,406 887,408 900,409 912,411 924,412 935,414 948,415 959,416 971,417 983,418 994,419 1006,419 1018,420 1029,420 1040,421 1052,422 1063,422 1074,422 1085,422 1096,423 1107,423 1118,422 1129,422 1140,422 1151,422 1162,421 1172,420 1183,420 1194,419 1204,419 1225,417 1246,415 1267,413 1287,411 1307,408 1326,405 1346,402 1365,398 1384,395 1403,391 1422,387 1440,382 1458,378 1476,373 1494,368 1511,363 1528,358 1545,352 1562,347 1578,341 1594,335 1610,330 1626,323 1641,317 1656,311 1672,305 1686,298 1701,292 1715,285 1728,278 1742,271 1756,264 1769,258 1782,250 1795,244 1807,236 1819,229 1831,222 1843,215 1854,208 1865,201 1876,194 1887,187 1897,180 1908,173 1917,167 1927,159 1936,153 1946,146 1954,139 1962,133 1971,126 1979,120 1987,114 2002,102 2015,90 2028,79 2040,69 2050,59 2060,50 2068,42 2075,35 2081,29 2087,23 2093,16 2096,13 2080,0 2078,2 2071,9 2067,14 2060,20 2053,28 2045,35 2036,44 2026,53 2014,64 2002,74 1988,86 1974,98 1967,104 1959,110 1950,117 1942,123 1933,130 1924,136 1915,142 1906,149 1896,156 1886,163 1876,170 1865,177 1854,184 1843,191 1832,198 1821,204 1809,212 1797,219 1785,225 1772,232 1759,239 1746,246 1733,253 1720,260 1706,266 1692,273 1677,279 1663,286 1648,292 1634,298 1618,304 1603,310 1587,316 1571,322 1555,327 1539,333 1522,338 1505,343 1488,348 1470,353 1453,358 1435,362 1417,366 1399,371 1381,374 1362,378 1343,381 1323,384 1304,388 1284,390 1264,392 1244,395 1224,396 1203,398 1193,399 1182,399 1172,400 1161,400 1150,401 1140,401 1129,401 1118,402 1107,402 1096,402 1085,402 1075,401 1063,401 1052,401 1041,400 1030,400 1019,399 1007,399 996,398 984,397 973,396 961,395 950,394 938,393 926,391 914,390 902,389 890,387 878,385 866,383 854,382 842,380 830,378 818,375 805,373 793,371 781,368 768,366 756,363 743,360 730,357 718,354 705,351 692,348 679,345 666,341 653,338 640,334 628,330 614,326 601,322 588,318 575,314 561,309 548,305 535,300 521,295 507,290 494,285 480,280 467,275 453,269 439,264 425,258 411,252 397,246 383,240 369,234 355,228 341,221 326,215 312,208 298,201 284,194 269,187 255,179 240,172 225,164 211,157 196,149 181,141 166,133 152,124 137,115 122,107 107,98 92,89 76,80 61,71 46,61 31,52 16,42 0,51 16,42 15,42 14,41 12,41 11,41 10,40 9,40 8,41 7,41 7,41 6,42 4,42 4,43 3,43 3,44 2,45 1,46 1,46 0,47 0,48 0,49 0,50 0,51 0,52 0,53 0,54 0,55 0,56 1,57 2,58 3,58 3,59 4,60">
            <text:p/>
          </draw:polygon>
          <draw:polygon draw:style-name="gr2" draw:layer="layout" svg:width="0.021cm" svg:height="1.626cm" svg:x="0cm" svg:y="0.374cm" svg:viewBox="0 0 22 1627" draw:points="11,1627 22,1616 22,0 0,0 0,1616 11,1627 0,1616 0,1618 0,1619 0,1619 0,1620 1,1622 2,1623 2,1623 3,1623 4,1625 4,1625 5,1625 7,1626 8,1626 9,1627 10,1627 10,1627 11,1627 13,1627 14,1626 15,1626 16,1625 17,1625 17,1625 18,1623 19,1623 20,1623 20,1622 21,1620 21,1619 22,1619 22,1618 22,1616">
            <text:p/>
          </draw:polygon>
          <draw:polygon draw:style-name="gr2" draw:layer="layout" svg:width="2.087cm" svg:height="0.021cm" svg:x="0.011cm" svg:y="1.979cm" svg:viewBox="0 0 2088 22" draw:points="2088,11 2077,0 0,0 0,22 2077,22 2088,11 2077,22 2079,22 2080,22 2081,21 2082,20 2083,20 2083,20 2085,18 2085,18 2086,17 2086,17 2086,16 2087,14 2087,14 2088,13 2088,11 2088,11 2088,10 2088,8 2087,8 2087,6 2086,5 2086,5 2086,4 2085,3 2085,2 2083,1 2083,1 2082,0 2081,0 2080,0 2079,0 2077,0">
            <text:p/>
          </draw:polygon>
          <draw:polygon draw:style-name="gr2" draw:layer="layout" svg:width="0.02cm" svg:height="1.671cm" svg:x="2.077cm" svg:y="0.319cm" svg:viewBox="0 0 21 1672" draw:points="2,3 0,10 0,1672 21,1672 21,10 2,3 21,10 21,8 21,7 20,7 19,5 19,4 19,4 18,3 18,2 16,1 16,1 15,1 14,0 13,0 12,0 11,0 10,0 9,0 8,0 7,0 6,0 5,1 4,1 4,1 3,2 2,3 1,4 1,4 0,5 0,7 0,7 0,8 0,1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Bridge</dc:title>
    <meta:creation-date>2011-02-07T16:40:41</meta:creation-date>
    <meta:editing-duration>P0D</meta:editing-duration>
    <meta:editing-cycles>1</meta:editing-cycles>
    <meta:document-statistic meta:object-count="15"/>
    <meta:generator>OpenOffice.org/3.3$Linux OpenOffice.org_project/330m20$Build-9567</meta:generator>
  </office:meta>
</office:document-meta>
</file>